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 weird plant just grabbed my leg...
I can't mov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imme a sec! I'll get you o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, Hamuk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 office:value-type="string">
            <text:p>If this plant happens to be poisonous, one
wrong move could put Harukaze in serious
dang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 office:value-type="string">
            <text:p>Komu, do you have any information on this
plan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this is the first time I have
seen this before, myself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 office:value-type="string">
            <text:p>However, from the way it suddenly sprang out
of the ground like that, I do not think it
is an ordinary pla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 office:value-type="string">
            <text:p>There is a possibility that it is a demon,
so please keep your distance, Saotome-sa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 office:value-type="string">
            <text:p>Then 703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Nn? This i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 office:value-type="string">
            <text:p>After 70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they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 office:value-type="string">
            <text:p>That's good...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uu... *wrigg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I think... I kinda need to go the
bathroom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acts fast... doesn't it...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wh-what should we do, the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 office:value-type="string">
            <text:p>I think it would be best to quickly cut
those vines and hurry down the mountain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 office:value-type="string">
            <text:p>I tried to tear the vines off just a moment
ago, but they're way tougher than they loo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 office:value-type="string">
            <text:p>And besides, if I even try, it just tightens
its grip, which really hurt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 office:value-type="string">
            <text:p>I don't think brute force is going to get
me out of h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 office:value-type="string">
            <text:p>Oooh... *fidget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en someone'll just hafta pee on this
Urinex thing 'til it's happ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situation has once again become awkward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kinda like the Jakla Forest all over
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 office:value-type="string">
            <text:p>S-So... who's gonna do i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 office:value-type="string">
            <text:p>Hands up, whoever can't hold it anymore〜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-To be honest, I'm kinda strugglin' here,
but... I think I'll be okay... for the time
bein'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Uuuu... wh-what should I do... could I be
the most desperate out of everyone here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 office:value-type="string">
            <text:p>(B-But... it really would be... far too
embarrassing... 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rgh—...! No Goo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 office:value-type="string">
            <text:p>I don't think I can hold it Anyo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es that mean you'll... do it...
Takoyaki-ch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ah, but I don't want everyone to Staaare...
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l me when you're do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here I go... everyone, turn around,
Okaaaay...?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! G-Good lu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uuuu〜〜... *brrrrrr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 office:value-type="string">
            <text:p>(Peeing in the middle of everyone is making
my heart b-beat like Crazyyy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ah... th-that sound... damn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, no... I need to go so b... ugh... haa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... 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... All Doooone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work, Takoyaki-chaa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 should let you go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no reacti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that not enough, or somethin'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 office:value-type="string">
            <text:p>Did the vines not loosen its grip on you at
all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 me see... I don't think there's much
difference to before, al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 office:value-type="string">
            <text:p>I think it's let go of my leg a litt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kchoo!! *cough*, *cough*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aagh! I breathed it in Agaaain!! *hack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, *cough*...! I-I'm so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We doused it in pee, and everyth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uppose it... ooh... was not enough, after
all...? *wiggle* *wiggle* *wigg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 office:value-type="string">
            <text:p>504#3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 office:value-type="string">
            <text:p>I see lots of holes in the base of the vine
that's tied around Harukaze-san's le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 office:value-type="string">
            <text:p>Maybe it doesn't absorb... u-umm... *it*...
through its roots, but through those hole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you're right... good eye, Hi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 office:value-type="string">
            <text:p>But if that's true, the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Nyanko the only one who can reach those
high-up holes with her pe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means... it needs to be Harukaze-san,
o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'll never get out of Thee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uuu... *squirm*... *wriggle*..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